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84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fa6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d509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97" style:family="text">
      <style:text-properties style:font-name="標楷體1"/>
    </style:style>
    <style:style style:name="T98" style:family="text">
      <style:text-properties style:font-name="標楷體1" style:font-name-asian="標楷體1"/>
    </style:style>
    <style:style style:name="T99" style:family="text">
      <style:text-properties style:font-name="標楷體1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/>
    </style:style>
    <style:style style:name="T101" style:family="text">
      <style:text-properties style:font-name="標楷體1" style:text-underline-style="solid" style:text-underline-width="auto" style:text-underline-color="font-color" officeooo:rsid="2a54d6c6"/>
    </style:style>
    <style:style style:name="T102" style:family="text">
      <style:text-properties style:font-name="標楷體1" style:text-underline-style="solid" style:text-underline-width="auto" style:text-underline-color="font-color" officeooo:rsid="2ab2d7e2"/>
    </style:style>
    <style:style style:name="T103" style:family="text">
      <style:text-properties style:font-name="標楷體1" officeooo:rsid="3449857d"/>
    </style:style>
    <style:style style:name="T104" style:family="text">
      <style:text-properties style:font-name="標楷體1" officeooo:rsid="2968fd3e"/>
    </style:style>
    <style:style style:name="T105" style:family="text">
      <style:text-properties style:font-name="標楷體1" officeooo:rsid="2a524b7f"/>
    </style:style>
    <style:style style:name="T106" style:family="text">
      <style:text-properties style:font-name="標楷體1" style:text-underline-style="none" style:font-name-asian="標楷體1"/>
    </style:style>
    <style:style style:name="T107" style:family="text">
      <style:text-properties style:font-name="標楷體1" officeooo:rsid="2a6ee61b"/>
    </style:style>
    <style:style style:name="T108" style:family="text">
      <style:text-properties officeooo:rsid="3449857d"/>
    </style:style>
    <style:style style:name="T109" style:family="text">
      <style:text-properties style:font-name="Liberation Serif" officeooo:rsid="0a6d63ec" style:font-name-asian="標楷體1"/>
    </style:style>
    <style:style style:name="T110" style:family="text">
      <style:text-properties officeooo:rsid="0a6d63ec"/>
    </style:style>
    <style:style style:name="T111" style:family="text">
      <style:text-properties officeooo:rsid="2f7a955a"/>
    </style:style>
    <style:style style:name="T112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3" style:family="text">
      <style:text-properties style:font-name-asian="標楷體1"/>
    </style:style>
    <style:style style:name="T114" style:family="text">
      <style:text-properties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38"><text:span text:style-name="T8">神</text:span><text:span text:style-name="T15">，靈魂</text:span><text:span text:style-name="T53">層個體、第</text:span><text:span text:style-name="T33">1</text:span><text:span text:style-name="T53">層級型態個體</text:span><text:span text:style-name="T16">、靈魂世界、物質世界</text:span><text:span text:style-name="T15">。</text:span></text:p>
            </text:list-item>
            <text:list-item>
              <text:p text:style-name="P64"><text:span text:style-name="T8">有機率（正在、試圖）監視、控制 的 勢力、存在、個體</text:span><text:span text:style-name="T15">，YouTube、</text:span><text:span text:style-name="T53">派對、戰爭、</text:span><text:span text:style-name="T74">心電感應、催眠、靈魂控制、意識控制、竊聽腦中感知、寫入腦中感知</text:span><text:span text:style-name="T53">、秩序大亂、文明崩塌</text:span>。</text:p>
            </text:list-item>
            <text:list-item>
              <text:p text:style-name="P39"><text:span text:style-name="T85">肉質層個體、意識層個體、精神層個體</text:span>，。</text:p>
            </text:list-item>
            <text:list-item>
              <text:p text:style-name="P40"><text:span text:style-name="T1">大規模監控</text:span>，<text:span text:style-name="T53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3">劍橋計畫、</text:span><text:span text:style-name="T63">位</text:span><text:span text:style-name="T53">器型大規模監控、位訊號、電訊號、</text:span><text:span text:style-name="T63">聲音、重力波</text:span><text:span text:style-name="T53">、</text:span><text:span text:style-name="T63">光波</text:span><text:span text:style-name="T53">、</text:span><text:span text:style-name="T19">第</text:span><text:span text:style-name="T29">a層級型態</text:span><text:span text:style-name="T53">大規模監控、帶有探照燈的攝影機、</text:span><text:span text:style-name="T64">心電感應、催眠、靈魂控制、意識控制、寫入腦中感知、竊聽腦中感知、竊聽腦中意識、竊聽腦中思想</text:span><text:span text:style-name="T53">、身體、意識、被害妄想症、精神病患者</text:span>。</text:p>
            </text:list-item>
            <text:list-item>
              <text:p text:style-name="P41"><text:span text:style-name="T12">&lt;_?</text:span><text:span text:style-name="T13">3_&gt;</text:span><text:span text:style-name="T87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85">學門</text:span>，。</text:p>
            </text:list-item>
          </text:list>
        </text:list-item>
        <text:list-item>
          <text:p text:style-name="P5">大自然<text:span text:style-name="T97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98"> (第1本)</text:span></text:p>
          <text:list>
            <text:list-item>
              <text:p text:style-name="P42"><text:span text:style-name="T1">間諜</text:span>，<text:span text:style-name="T111">子彈、彈道、（靶上的）彈痕、領導層型間諜、國民群型間諜、國家型間諜、商業型間諜、政治型間諜、軍事型間諜、電器、</text:span><text:span text:style-name="T53">第</text:span><text:span text:style-name="T20">a</text:span><text:span text:style-name="T53">層級型態個體、</text:span><text:span text:style-name="T56">肉質層型間諜、靈魂層型間諜、精神層型間諜</text:span><text:span text:style-name="T54">、電</text:span><text:span text:style-name="T56">器</text:span><text:span text:style-name="T54">、</text:span><text:span text:style-name="T93">位</text:span><text:span text:style-name="T56">器</text:span><text:span text:style-name="T54">、電磁波、</text:span><text:span text:style-name="T93">位</text:span><text:span text:style-name="T94">動</text:span><text:span text:style-name="T54">波、</text:span><text:span text:style-name="T22">紅外線</text:span><text:span text:style-name="T54">、可見光、</text:span><text:span text:style-name="T22">紫外線</text:span><text:span text:style-name="T54">、次聲波、聲波、</text:span><text:span text:style-name="T58">超</text:span><text:span text:style-name="T54">音波、聲音、重力波、手機、攝影機</text:span><text:span text:style-name="T56">、麥克風、陀螺儀、</text:span><text:span text:style-name="T25">USB</text:span><text:span text:style-name="T56">孔、觸控螢幕、手機畫面</text:span>。</text:p>
            </text:list-item>
          </text:list>
        </text:list-item>
        <text:list-item>
          <text:p text:style-name="P7">世界學<text:span text:style-name="T98"> (第1本)</text:span></text:p>
          <text:list>
            <text:list-item>
              <text:p text:style-name="P43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4"><text:span text:style-name="T1">紅移、紫移</text:span>，超音速、音爆、後移現象。</text:p>
            </text:list-item>
            <text:list-item>
              <text:p text:style-name="P44"><text:span text:style-name="T1">維度</text:span>，線。</text:p>
            </text:list-item>
            <text:list-item>
              <text:p text:style-name="P45"><text:span text:style-name="T9">函數</text:span>，<text:span text:style-name="T52">影子、存在、現象、本質、</text:span><text:span text:style-name="T56">亞里斯多德</text:span>。</text:p>
            </text:list-item>
            <text:list-item>
              <text:p text:style-name="P46"><text:span text:style-name="T84">速度</text:span>，位移、時間。</text:p>
            </text:list-item>
            <text:list-item>
              <text:p text:style-name="P65"><text:span text:style-name="T89">距離</text:span>，尺度、<text:span text:style-name="T69">土壤密度、水密度、空氣密度、空間節點密度、時間密度、縮小版、</text:span><text:span text:style-name="T72">思考速度、文明發展速度</text:span>。</text:p>
            </text:list-item>
            <text:list-item>
              <text:p text:style-name="P47"><text:span text:style-name="T100">&lt;?</text:span><text:span text:style-name="T101">a&gt;</text:span><text:span text:style-name="T6">個體</text:span>，。</text:p>
            </text:list-item>
            <text:list-item>
              <text:p text:style-name="P61"><text:span text:style-name="T1">當下</text:span>，<text:span text:style-name="T72">尺度、</text:span><text:span text:style-name="T32">存在、</text:span><text:span text:style-name="T72">變化</text:span><text:span text:style-name="T51">、喝水、紅移、紫移</text:span>。</text:p>
            </text:list-item>
            <text:list-item>
              <text:p text:style-name="P63"><text:span text:style-name="T90">型態層級</text:span>，<text:span text:style-name="T72">第</text:span><text:span text:style-name="T95">a</text:span><text:span text:style-name="T73">層級型態個體、肉體、靈魂、力、超能力個體、物質文明、靈魂文明</text:span>。</text:p>
            </text:list-item>
          </text:list>
        </text:list-item>
        <text:list-item>
          <text:p text:style-name="P69"><text:span text:style-name="T1">世界學</text:span><text:span text:style-name="T100"> (第</text:span><text:span text:style-name="T102">2</text:span><text:span text:style-name="T100">本)</text:span></text:p>
          <text:list>
            <text:list-item>
              <text:p text:style-name="P70"><text:span text:style-name="T91">量變、質變</text:span>，蘇格拉底、視覺、<text:span text:style-name="T75">色調值、濃度值、亮度值、</text:span><text:span text:style-name="T77">宗態層級型量變、宗態層級型質變、</text:span><text:span text:style-name="T76">權力、金錢、名聲、權力、權利、權限、</text:span><text:span text:style-name="T77">利益、資產、資源、名號、</text:span><text:span text:style-name="T76">職位、身分、</text:span><text:span text:style-name="T77">馬太效應、內捲、</text:span><text:span text:style-name="T78">量質二相性、</text:span><text:span text:style-name="T77">波粒二象性、</text:span><text:span text:style-name="T76">印地安人、美國獨立宣言、文化大革命、武漢革命、馬丁路德</text:span>。</text:p>
            </text:list-item>
            <text:list-item>
              <text:p text:style-name="P71"><text:span text:style-name="T1">哲學</text:span>，思想、決策、行動、選擇障礙、深藍、電腦、亞里斯多德、<text:span text:style-name="T76">尼古拉</text:span><text:span text:style-name="T34">·</text:span><text:span text:style-name="T76">特斯拉、哲學 描述 字詞、推廣化、深入化、實體化、抽象化、</text:span><text:span text:style-name="T79">跨領域移植、新知生活化、</text:span><text:span text:style-name="T76">函數曲線</text:span><text:span text:style-name="T79">化、函數方程式化、定義化、日常生活化、函數名稱化、數學化、</text:span><text:span text:style-name="T76">哲學</text:span><text:span text:style-name="T79">數學化、</text:span><text:span text:style-name="T80">數學</text:span><text:span text:style-name="T76">哲學</text:span><text:span text:style-name="T79">化、</text:span><text:span text:style-name="T76">哲學型</text:span><text:span text:style-name="T81">數學</text:span><text:span text:style-name="T79">、</text:span><text:span text:style-name="T35">傅立葉轉換、</text:span><text:span text:style-name="T76">手電筒、物質、存在、能量、影子、</text:span><text:span text:style-name="T79">新知、新的知識</text:span>。</text:p>
            </text:list-item>
            <text:list-item>
              <text:p text:style-name="P72"><text:span text:style-name="T92">最短距離</text:span>，。</text:p>
            </text:list-item>
            <text:list-item>
              <text:p text:style-name="P73"><text:span text:style-name="T1">平衡</text:span>，靜力平衡、宏觀尺度型認定、古典尺度型認定、微觀尺度型認定、<text:span text:style-name="T82">個體論、個體宇宙觀、紅血球、血液循環系統、人體、</text:span><text:span text:style-name="T76">一個靜止不動的點、無法觀測到的存在、生命、文明、細胞群</text:span>。</text:p>
            </text:list-item>
          </text:list>
        </text:list-item>
        <text:list-item>
          <text:p text:style-name="P8"><text:span text:style-name="T98">宇宙胞 (第1本</text:span><text:span text:style-name="T97">)</text:span></text:p>
          <text:list>
            <text:list-item>
              <text:p text:style-name="P48"><text:span text:style-name="T84">冷寂</text:span>，。</text:p>
            </text:list-item>
          </text:list>
        </text:list-item>
        <text:list-item>
          <text:p text:style-name="P7">物質世界學<text:span text:style-name="T98"> (第1本)</text:span></text:p>
          <text:list>
            <text:list-item>
              <text:p text:style-name="P60"><text:span text:style-name="T1">力</text:span>，<text:span text:style-name="T54">第</text:span><text:span text:style-name="T20">a</text:span><text:span text:style-name="T55">層級宗態譜、</text:span><text:span text:style-name="T24">P * t = m * S</text:span>。</text:p>
            </text:list-item>
            <text:list-item>
              <text:p text:style-name="P49"><text:span text:style-name="T86">重力</text:span>，<text:span text:style-name="T54">重力子、第</text:span><text:span text:style-name="T24">3</text:span><text:span text:style-name="T55">層級宗態譜</text:span>。</text:p>
            </text:list-item>
            <text:list-item>
              <text:p text:style-name="P50"><text:span text:style-name="T86">冷次定律</text:span>，摩擦光、摩擦力。</text:p>
            </text:list-item>
            <text:list-item>
              <text:p text:style-name="P68"><text:span text:style-name="T86">光譜線</text:span>，。</text:p>
            </text:list-item>
          </text:list>
        </text:list-item>
        <text:list-item>
          <text:p text:style-name="P74">社會 (第1本)</text:p>
          <text:list>
            <text:list-item>
              <text:p text:style-name="P9"><text:span text:style-name="T52">內捲</text:span><text:span text:style-name="T39">，</text:span><text:span text:style-name="T7">。</text:span></text:p>
            </text:list-item>
            <text:list-item>
              <text:p text:style-name="P9"><text:span text:style-name="T57">貧窮</text:span><text:span text:style-name="T7">，。</text:span></text:p>
            </text:list-item>
            <text:list-item>
              <text:p text:style-name="P10"><text:span text:style-name="T59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7">資本主義<text:span text:style-name="T7">，洛克、</text:span><text:span text:style-name="T45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2">孝順</text:span><text:span text:style-name="T7">，。</text:span></text:p>
            </text:list-item>
            <text:list-item>
              <text:p text:style-name="P15"><text:span text:style-name="T62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16"><text:span text:style-name="T62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2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97">社會 (第</text:span><text:span text:style-name="T105">2</text:span><text:span text:style-name="T97">本)</text:span></text:p>
          <text:list>
            <text:list-item>
              <text:p text:style-name="P33"><text:span text:style-name="T83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、幸福、祝福。</text:span></text:p>
            </text:list-item>
            <text:list-item>
              <text:p text:style-name="P34"><text:span text:style-name="T61">遠離平均的個體</text:span><text:span text:style-name="T7">，超能力者、國民、國王。</text:span></text:p>
            </text:list-item>
            <text:list-item>
              <text:p text:style-name="P35">公民<text:span text:style-name="T7">，</text:span><text:span text:style-name="T50">數量型認定、社會型認定、全體型認定、賦予權力、能夠賦予權力的個體群</text:span><text:span text:style-name="T7">。</text:span></text:p>
            </text:list-item>
            <text:list-item>
              <text:p text:style-name="P36">慾望<text:span text:style-name="T7">，</text:span><text:span text:style-name="T50">慾望層級、第</text:span><text:span text:style-name="T96">a</text:span><text:span text:style-name="T50">層級慾望、</text:span><text:span text:style-name="T7">本能型慾望、傳承型慾望、</text:span><text:span text:style-name="T50">嬰兒、幼童、佛洛伊德、河水、泥水、白開水、過濾水、蒸餾水、生存機率、生活品質</text:span><text:span text:style-name="T7">。</text:span></text:p>
            </text:list-item>
          </text:list>
        </text:list-item>
        <text:list-item>
          <text:p text:style-name="P18">哲學<text:span text:style-name="T97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0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0">詰問、歸納</text:span><text:span text:style-name="T7">，。</text:span></text:p>
            </text:list-item>
            <text:list-item>
              <text:p text:style-name="P24"><text:span text:style-name="T71">哲學數學化</text:span><text:span text:style-name="T7">，。</text:span></text:p>
            </text:list-item>
          </text:list>
        </text:list-item>
        <text:list-item>
          <text:p text:style-name="P31">哲學<text:span text:style-name="T97"> (第</text:span><text:span text:style-name="T107">2</text:span><text:span text:style-name="T97">本)</text:span></text:p>
          <text:list>
            <text:list-item>
              <text:p text:style-name="P32"><text:span text:style-name="T70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109">時空</text:span><text:span text:style-name="T99">旅行 (第1本)</text:span></text:p>
          <text:list>
            <text:list-item>
              <text:p text:style-name="P51"><text:span text:style-name="T3">時空旅行的 悖論</text:span><text:span text:style-name="T110">，</text:span>。</text:p>
            </text:list-item>
          </text:list>
        </text:list-item>
        <text:list-item>
          <text:p text:style-name="P26"><text:span text:style-name="T61">德</text:span><text:span text:style-name="T14"> (第1本)</text:span></text:p>
          <text:list>
            <text:list-item>
              <text:p text:style-name="P27"><text:span text:style-name="T61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06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98"> (第1本)</text:span></text:p>
          <text:list>
            <text:list-item>
              <text:p text:style-name="P51"><text:span text:style-name="T1">微積分</text:span>，。</text:p>
            </text:list-item>
            <text:list-item>
              <text:p text:style-name="P52"><text:span text:style-name="T10">次方坐標系</text:span>，分形、<text:span text:style-name="T27">直角座標系、極座標系、圓柱座標系、</text:span><text:span text:style-name="T65">重心</text:span><text:span text:style-name="T28">座標系、</text:span><text:span text:style-name="T66">放射狀型</text:span><text:span text:style-name="T27">座標系</text:span>。</text:p>
            </text:list-item>
            <text:list-item>
              <text:p text:style-name="P53"><text:span text:style-name="T85">第</text:span><text:span text:style-name="T11">a</text:span><text:span text:style-name="T85">層級</text:span><text:span text:style-name="T88">座標系</text:span>，<text:span text:style-name="T67">座標系</text:span><text:span text:style-name="T68">層級、符號層級</text:span>。</text:p>
            </text:list-item>
          </text:list>
        </text:list-item>
        <text:list-item>
          <text:p text:style-name="P29">歷史<text:span text:style-name="T98"> (第1本)</text:span></text:p>
          <text:list>
            <text:list-item>
              <text:p text:style-name="P54"><text:span text:style-name="T1">人類文明的 實驗</text:span>，。</text:p>
            </text:list-item>
            <text:list-item>
              <text:p text:style-name="P66"><text:span text:style-name="T1">歷史</text:span>，。</text:p>
            </text:list-item>
            <text:list-item>
              <text:p text:style-name="P54"><text:span text:style-name="T1">文藝復興</text:span>，。</text:p>
            </text:list-item>
            <text:list-item>
              <text:p text:style-name="P55"><text:span text:style-name="T4">啟蒙運動</text:span>，<text:span text:style-name="T108">立法、法律、教育、權限（</text:span><text:span text:style-name="T23">Power limit</text:span><text:span text:style-name="T59">）、人權、生命權、自由權、隱私權、空閒時間、空閒時空、無兵伐勢、神權制、獨裁制、君主制、共和制、金權制、錢、金融系統、人質症候群、</text:span><text:span text:style-name="T60">柏拉圖、洞穴理論</text:span><text:span text:style-name="T59">、群體制、人體</text:span>。</text:p>
            </text:list-item>
            <text:list-item>
              <text:p text:style-name="P56"><text:span text:style-name="T2">科舉</text:span><text:span text:style-name="T108">，</text:span>。</text:p>
            </text:list-item>
          </text:list>
        </text:list-item>
        <text:list-item>
          <text:p text:style-name="P4"><text:span text:style-name="T98">歷史人物 （第1本</text:span><text:span text:style-name="T113">）</text:span></text:p>
          <text:list>
            <text:list-item>
              <text:p text:style-name="P56"><text:span text:style-name="T100">商鞅</text:span><text:span text:style-name="T97">，法家、</text:span><text:span text:style-name="T103">商君書</text:span><text:span text:style-name="T97">。</text:span></text:p>
            </text:list-item>
            <text:list-item>
              <text:p text:style-name="P56"><text:span text:style-name="T100">蘇格拉底</text:span><text:span text:style-name="T97">，愛因斯坦、</text:span><text:span text:style-name="T108">思想實驗</text:span><text:span text:style-name="T97">。</text:span></text:p>
            </text:list-item>
            <text:list-item>
              <text:p text:style-name="P57"><text:span text:style-name="T2">柏拉圖</text:span><text:span text:style-name="T97">，。</text:span></text:p>
            </text:list-item>
            <text:list-item>
              <text:p text:style-name="P67"><text:span text:style-name="T5">亞里斯多德</text:span><text:span text:style-name="T97">，快樂、</text:span><text:span text:style-name="T111">賦予意義、認定有意義、認定有價值、無知、有知、未知、已知、現象 → 本質</text:span>、<text:span text:style-name="T114">函數名稱 → 函數曲線、函數方程式、字詞 → 定義、視覺、眼睛、視網膜、視神經、大腦</text:span><text:span text:style-name="T97">。</text:span></text:p>
            </text:list-item>
            <text:list-item>
              <text:p text:style-name="P57"><text:span text:style-name="T100">尼采</text:span><text:span text:style-name="T97">，。</text:span></text:p>
            </text:list-item>
          </text:list>
        </text:list-item>
        <text:list-item>
          <text:p text:style-name="P30"><text:span text:style-name="T97">靈魂世界學 （第</text:span><text:span text:style-name="T104">1本</text:span><text:span text:style-name="T97">）</text:span></text:p>
          <text:list>
            <text:list-item>
              <text:p text:style-name="P58"><text:span text:style-name="T84">受到 靈魂層個體、超能力個體 影響 有機率出現的 現象</text:span><text:span text:style-name="T97">，</text:span><text:span text:style-name="T17">Y</text:span><text:span text:style-name="T18">ouTube、手機、機械手錶</text:span><text:span text:style-name="T112">、函數</text:span><text:span text:style-name="T18">、發條</text:span><text:span text:style-name="T97">。</text:span></text:p>
            </text:list-item>
            <text:list-item>
              <text:p text:style-name="P59"><text:span text:style-name="T100">靈魂世界學</text:span><text:span text:style-name="T97">，</text:span><text:span text:style-name="T52">記錄、好奇、探索、思考、質疑、驗證、傳承</text:span><text:span text:style-name="T53">、</text:span><text:span text:style-name="T16">物質世界</text:span><text:span text:style-name="T53">學</text:span><text:span text:style-name="T9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7:43:44.107000000</dc:date>
    <meta:editing-duration>P214DT22H2M9S</meta:editing-duration>
    <meta:editing-cycles>10164</meta:editing-cycles>
    <meta:document-statistic meta:table-count="0" meta:image-count="0" meta:object-count="0" meta:page-count="1" meta:paragraph-count="86" meta:word-count="2934" meta:character-count="3123" meta:non-whitespace-character-count="3071"/>
  </office:meta>
</office:document-meta>
</file>